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2pt" style:font-size-asian="22pt" style:font-size-complex="22pt"/>
    </style:style>
    <style:style style:name="P2" style:family="paragraph" style:parent-style-name="Standard">
      <style:text-properties fo:font-size="20pt" style:font-size-asian="20pt" style:font-size-complex="20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6pt" style:font-size-asian="16pt" style:font-size-complex="16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specifikation</text:p>
      <text:p text:style-name="P4"/>
      <text:p text:style-name="P2">Allmäna testprocedurer</text:p>
      <text:p text:style-name="P3">Systemet testas vanligtvis på söndagar med hjälp av blackbox testning för att se till att koden fungerar som tänkt.</text:p>
      <text:p text:style-name="P3"/>
      <text:p text:style-name="P4">Systemtester och referenser till testfall</text:p>
      <text:p text:style-name="P6">Här listas de systemtester som finns.</text:p>
      <text:p text:style-name="P6"/>
      <text:p text:style-name="P6"/>
      <text:p text:style-name="P4">Testfall</text:p>
      <text:p text:style-name="P5"/>
      <text:p text:style-name="P5">State management och meny.</text:p>
      <text:p text:style-name="P6"/>
      <text:p text:style-name="P6">Målet med detta testet är att se till att meny funktionen fungerar som tänk samt att de olika "states" som finns fungerar.</text:p>
      <text:p text:style-name="P6"/>
      <text:p text:style-name="P5">Spelarens farkost samt vanliga fiender.</text:p>
      <text:p text:style-name="P6"/>
      <text:p text:style-name="P6">Målet med testet är att se till att spelarens farkost kan kontrolleras som tänk, samt att fienderna kommer renderas och tar skada som tänk när spelaren skjuter och träffar.</text:p>
      <text:p text:style-name="P6"/>
      <text:p text:style-name="P5">Fiender och boss nivå 1</text:p>
      <text:p text:style-name="P6"/>
      <text:p text:style-name="P6">Målet med testet är att se till att fienderna rör sig, att de skjuter imot dig, att du tar skada när du blir träffad och att bosses skapas när alla fiender är döda samt att bossen skjuter, att du tar skada ifrån bosses projektiler och laser.</text:p>
      <text:p text:style-name="P6"/>
      <text:p text:style-name="P5">Poäng</text:p>
      <text:p text:style-name="P6"/>
      <text:p text:style-name="P6">Målet är att se till att poängsystemet fungerar som det är tänkt.</text:p>
      <text:p text:style-name="P6"/>
      <text:p text:style-name="P5">Svårighetsgrader</text:p>
      <text:p text:style-name="P6"/>
      <text:p text:style-name="P6">Målet med testet är att se så svårighetsgraderna fungerar som tänkt.</text:p>
      <text:p text:style-name="P6"/>
      <text:p text:style-name="P5">Nivå 2</text:p>
      <text:p text:style-name="P6"/>
      <text:p text:style-name="P6">Tanken med testet är att se till så att nivå 2 fungerar som tänkt.</text:p>
      <text:p text:style-name="P6"/>
      <text:p text:style-name="P5">Unlockables</text:p>
      <text:p text:style-name="P6"/>
      <text:p text:style-name="P6">Testet används för att se till att alla unlockables fungerar.</text:p>
      <text:p text:style-name="P6"/>
      <text:p text:style-name="P6"/>
      <text:p text:style-name="P6"/>
      <text:p text:style-name="P5"><text:soft-page-break/>Options</text:p>
      <text:p text:style-name="P6"/>
      <text:p text:style-name="P6">Testet används för att se till att de olika options alternativen fungerar som tän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5M25S</meta:editing-duration>
    <meta:editing-cycles>10</meta:editing-cycles>
    <meta:generator>OpenOffice/4.0.1$Win32 OpenOffice.org_project/401m5$Build-9714</meta:generator>
    <dc:date>2014-05-29T00:15:19.26</dc:date>
    <meta:document-statistic meta:table-count="0" meta:image-count="0" meta:object-count="0" meta:page-count="2" meta:paragraph-count="22" meta:word-count="212" meta:character-count="1252"/>
    <meta:user-defined meta:name="Info 1"/>
    <meta:user-defined meta:name="Info 2"/>
    <meta:user-defined meta:name="Info 3"/>
    <meta:user-defined meta:name="Info 4"/>
  </office:meta>
</office:document-meta>
</file>